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9.2075cm" style:use-optimal-column-width="true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6; 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9; 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7-26T06:42:39Z</meta:creation-date>
    <dc:date>2023-09-07T08:15:05Z</dc:date>
  </office:meta>
</office:document-meta>
</file>